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a9757" officeooo:paragraph-rsid="000a9757"/>
    </style:style>
    <style:style style:name="P2" style:family="paragraph" style:parent-style-name="Standard">
      <style:text-properties officeooo:rsid="000a9757" officeooo:paragraph-rsid="000eba70"/>
    </style:style>
    <style:style style:name="P3" style:family="paragraph" style:parent-style-name="Standard">
      <style:text-properties officeooo:rsid="000a9757" officeooo:paragraph-rsid="00138b4f"/>
    </style:style>
    <style:style style:name="P4" style:family="paragraph" style:parent-style-name="Standard">
      <style:text-properties officeooo:rsid="000b9610" officeooo:paragraph-rsid="000b9610"/>
    </style:style>
    <style:style style:name="P5" style:family="paragraph" style:parent-style-name="Standard">
      <style:text-properties officeooo:rsid="000b9610" officeooo:paragraph-rsid="00138b4f"/>
    </style:style>
    <style:style style:name="P6" style:family="paragraph" style:parent-style-name="Standard">
      <style:text-properties officeooo:rsid="00101d55" officeooo:paragraph-rsid="00138b4f"/>
    </style:style>
    <style:style style:name="P7" style:family="paragraph" style:parent-style-name="Standard">
      <style:text-properties officeooo:rsid="00101d55" officeooo:paragraph-rsid="00101d55"/>
    </style:style>
    <style:style style:name="P8" style:family="paragraph" style:parent-style-name="Standard">
      <style:text-properties fo:font-size="13pt" fo:font-weight="bold" officeooo:rsid="00138b4f" officeooo:paragraph-rsid="00138b4f" style:font-size-asian="13pt" style:font-weight-asian="bold" style:font-size-complex="13pt" style:font-weight-complex="bold"/>
    </style:style>
    <style:style style:name="P9" style:family="paragraph" style:parent-style-name="Standard">
      <style:text-properties officeooo:rsid="00138b4f" officeooo:paragraph-rsid="00138b4f"/>
    </style:style>
    <style:style style:name="P10" style:family="paragraph" style:parent-style-name="Standard">
      <style:text-properties officeooo:rsid="001bd973" officeooo:paragraph-rsid="001d344d"/>
    </style:style>
    <style:style style:name="P11" style:family="paragraph" style:parent-style-name="Standard">
      <style:text-properties officeooo:rsid="001d344d" officeooo:paragraph-rsid="001d344d"/>
    </style:style>
    <style:style style:name="P12" style:family="paragraph" style:parent-style-name="Standard">
      <style:text-properties officeooo:rsid="002017ac" officeooo:paragraph-rsid="002017ac"/>
    </style:style>
    <style:style style:name="P13" style:family="paragraph" style:parent-style-name="Standard">
      <style:text-properties officeooo:rsid="0017f047" officeooo:paragraph-rsid="00262d03"/>
    </style:style>
    <style:style style:name="P14" style:family="paragraph" style:parent-style-name="Standard">
      <style:text-properties officeooo:rsid="0017f047" officeooo:paragraph-rsid="002ac4e5"/>
    </style:style>
    <style:style style:name="P15" style:family="paragraph" style:parent-style-name="Standard">
      <style:text-properties officeooo:rsid="00271e72" officeooo:paragraph-rsid="00271e72"/>
    </style:style>
    <style:style style:name="P16" style:family="paragraph" style:parent-style-name="Standard">
      <style:text-properties officeooo:rsid="00271e72" officeooo:paragraph-rsid="002821cf"/>
    </style:style>
    <style:style style:name="P17" style:family="paragraph" style:parent-style-name="Standard">
      <style:text-properties officeooo:rsid="00297445" officeooo:paragraph-rsid="00297445"/>
    </style:style>
    <style:style style:name="P18" style:family="paragraph" style:parent-style-name="Standard">
      <style:text-properties officeooo:rsid="002ac4e5" officeooo:paragraph-rsid="002ac4e5"/>
    </style:style>
    <style:style style:name="P19" style:family="paragraph" style:parent-style-name="Standard">
      <style:text-properties officeooo:rsid="00262d03" officeooo:paragraph-rsid="00262d03"/>
    </style:style>
    <style:style style:name="P20" style:family="paragraph" style:parent-style-name="Standard">
      <style:text-properties officeooo:rsid="001d344d" officeooo:paragraph-rsid="001d344d"/>
    </style:style>
    <style:style style:name="T1" style:family="text">
      <style:text-properties officeooo:rsid="000b9610"/>
    </style:style>
    <style:style style:name="T2" style:family="text">
      <style:text-properties officeooo:rsid="000bed12"/>
    </style:style>
    <style:style style:name="T3" style:family="text">
      <style:text-properties officeooo:rsid="000dc426"/>
    </style:style>
    <style:style style:name="T4" style:family="text">
      <style:text-properties officeooo:rsid="000eba70"/>
    </style:style>
    <style:style style:name="T5" style:family="text">
      <style:text-properties officeooo:rsid="0012e40b"/>
    </style:style>
    <style:style style:name="T6" style:family="text">
      <style:text-properties officeooo:rsid="00133fe5"/>
    </style:style>
    <style:style style:name="T7" style:family="text">
      <style:text-properties officeooo:rsid="00138b4f"/>
    </style:style>
    <style:style style:name="T8" style:family="text">
      <style:text-properties officeooo:rsid="00156fbc"/>
    </style:style>
    <style:style style:name="T9" style:family="text">
      <style:text-properties officeooo:rsid="00195eed"/>
    </style:style>
    <style:style style:name="T10" style:family="text">
      <style:text-properties officeooo:rsid="001cc98e"/>
    </style:style>
    <style:style style:name="T11" style:family="text">
      <style:text-properties officeooo:rsid="001d344d"/>
    </style:style>
    <style:style style:name="T12" style:family="text">
      <style:text-properties officeooo:rsid="0020b83f"/>
    </style:style>
    <style:style style:name="T13" style:family="text">
      <style:text-properties officeooo:rsid="0017f047"/>
    </style:style>
    <style:style style:name="T14" style:family="text">
      <style:text-properties officeooo:rsid="0028729f"/>
    </style:style>
    <style:style style:name="T15" style:family="text">
      <style:text-properties fo:font-style="italic" style:font-style-asian="italic" style:font-style-complex="italic"/>
    </style:style>
    <style:style style:name="T16" style:family="text">
      <style:text-properties fo:font-style="italic" style:text-underline-style="solid" style:text-underline-width="auto" style:text-underline-color="font-color"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officeooo:rsid="00297445"/>
    </style:style>
    <style:style style:name="T19" style:family="text">
      <style:text-properties officeooo:rsid="002ac4e5"/>
    </style:style>
    <style:style style:name="T20" style:family="text">
      <style:text-properties officeooo:rsid="002c1c2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iOS App Architectures Design Patterns</text:p>
      <text:p text:style-name="P19">Eduardo Alberto Reyes Anaya</text:p>
      <text:p text:style-name="P13"/>
      <text:p text:style-name="P14"><text:span text:style-name="T19">A</text:span>ssignment: <text:span text:style-name="T19">C</text:span>hoose 1-2 Design patterns and 1-2 Architectures not covered in the podcasts and do a 1 page write up on them. Focus on design patterns listed in your profiles <text:span text:style-name="T19">(</text:span>MVC, MVVM, VIPER, <text:s/>Singleton, Delegate, Observer/Notification, Adapter, Factory, Façade<text:span text:style-name="T19">)</text:span> if the design patterns and architectures here do not cover everything listed in your specific set of examples.</text:p>
      <text:p text:style-name="P5"/>
      <text:p text:style-name="P9">Books → </text:p>
      <text:p text:style-name="P5">Design Patterns: Elements of Reusable Object-Oriented Software by <text:span text:style-name="T6">Vlissides,</text:span><text:span text:style-name="T2"> Gamma </text:span><text:span text:style-name="T6">and Johnson.</text:span></text:p>
      <text:p text:style-name="P3"><text:span text:style-name="T3">Anti-pattern Book </text:span><text:span text:style-name="T7">by </text:span><text:span text:style-name="T3">William J Brown.</text:span></text:p>
      <text:p text:style-name="P6">Domain <text:span text:style-name="T5">Drive</text:span>n <text:span text:style-name="T5">Design</text:span> Book <text:span text:style-name="T7">by </text:span>Eric Evans</text:p>
      <text:p text:style-name="P4"/>
      <text:p text:style-name="P4">Design pattern is a simple and elegant solution to a recurring problem without re-inventing the wheel.</text:p>
      <text:p text:style-name="P1"/>
      <text:p text:style-name="P2"><text:span text:style-name="T7">A</text:span><text:span text:style-name="T4">n anti-pattern i</text:span><text:span text:style-name="T3">s a commonly occurring solution to a problem which generates decidedly negative consequences although other documented solutions that probe to be more effective are available. </text:span><text:span text:style-name="T4">Resume: an a</text:span>nti-pattern is a commonly used solution with decidedly negative results although there are better solutions around.</text:p>
      <text:p text:style-name="P1"/>
      <text:p text:style-name="P1">Design Patterns:</text:p>
      <text:p text:style-name="P1"><text:tab/>Structural→Decorator, Adapter, Composite, <text:span text:style-name="T10">Facade</text:span>; <text:span text:style-name="T9">Architectures→</text:span>MVC, <text:bookmark-start text:name="__DdeLink__78_451587694"/>MVVM<text:bookmark-end text:name="__DdeLink__78_451587694"/>, MVP.</text:p>
      <text:p text:style-name="P1"><text:tab/>Creational→Builder, Factor<text:span text:style-name="T8">y</text:span> Method, Prototype, Singleton.</text:p>
      <text:p text:style-name="P1"><text:tab/>Behavioral→<text:span text:style-name="T5">Chain of</text:span> <text:span text:style-name="T1">Responsibility</text:span>, <text:span text:style-name="T1">Observer, Strategy.</text:span></text:p>
      <text:p text:style-name="P4"><text:tab/></text:p>
      <text:p text:style-name="P7">An adapter is a wrapper that allows a client to use a different protocol then the understood by the implementer of the behavior, when a client sends a message to an adapter it is converted to a symmetrically equivalent message and sent one to the adaptive, the response is converted and passed back.</text:p>
      <text:p text:style-name="P7"/>
      <text:p text:style-name="P10">Covered: </text:p>
      <text:p text:style-name="P10"><text:span text:style-name="T11">Structural: </text:span>Decorator, Adapter, Composite, <text:span text:style-name="T10">Facade</text:span></text:p>
      <text:p text:style-name="P11">Creational: Builder, Singleton</text:p>
      <text:p text:style-name="P11">Behavioral: Chain of Responsibility, Observer, Strategy</text:p>
      <text:p text:style-name="P12">Architectures: MVC <text:span text:style-name="T12">(Model-View-Controller)</text:span>, MVVM <text:span text:style-name="T12">(Model-View-ViewModel)</text:span>, MVP <text:span text:style-name="T12">(Model-View-Presenter)</text:span></text:p>
      <text:p text:style-name="P12"/>
      <text:p text:style-name="P15">Not Covered <text:span text:style-name="T20">(Podcasts)</text:span>:</text:p>
      <text:p text:style-name="P15">Design Patterns→<text:span text:style-name="T13">KVO </text:span><text:span text:style-name="T19">(Key-Value Observing)</text:span><text:span text:style-name="T13">, KVC </text:span><text:span text:style-name="T19">(Key-Value Coding)</text:span><text:span text:style-name="T13">, </text:span>Delegate, Factory Method, <text:bookmark-start text:name="__DdeLink__85_451587694"/>Prototype<text:bookmark-end text:name="__DdeLink__85_451587694"/> </text:p>
      <text:p text:style-name="P16">Architecture→VIPER </text:p>
      <text:p text:style-name="P15"/>
      <text:p text:style-name="P15"/>
      <text:p text:style-name="P15"/>
      <text:p text:style-name="P15"/>
      <text:p text:style-name="P15"/>
      <text:p text:style-name="P15"/>
      <text:p text:style-name="P15"/>
      <text:p text:style-name="P15"><text:soft-page-break/><text:span text:style-name="T16">Prototype Design Pattern</text:span>: <text:span text:style-name="T14">It </text:span><text:span text:style-name="T18">a</text:span>llows us to hide the complexity of making new instances from the client. The concept is to copy an existing object rather than creating a new instance from scratch, something that may include costly operations. The existing object acts as a prototype and contains the state of the object. The newly copied object may change same properties only if required. This approach saves costly resources and time, especially when object creation is a heavy process. Prototype patterns are required, when object creation is time consuming, and costly operation, so we create objects with the existing object itself. One of the best available ways to create an object from existing objects is the clone() method. Clone is the simplest approach to implement a prototype pattern. However, it is our call to decide how to copy existing object based on our business model. <text:span text:style-name="T18">Participants→ 1) Prototype: Is the prototype of an actual object, 2) Prototype registry: Is used as a registry service to have all prototypes accessible using simple string parameters, 3) Client: Will be responsible for using registry service to access prototype instances.</text:span></text:p>
      <text:p text:style-name="P15"/>
      <text:p text:style-name="P17"><text:span text:style-name="T16">VIPER Architecture</text:span>: Is an architectural pattern like MVC or MVVM, but it separates the code further by single responsibility. Apple-style MVC motivates developers to put all logic into a UIViewController subclass. VIPER, like MVVM before it, seeks to fix this problem. </text:p>
      <text:p text:style-name="P17">Each of the letters in VIPER stand for a component of the architecture: </text:p>
      <text:p text:style-name="P17"><text:span text:style-name="T17">V</text:span><text:span text:style-name="T15">iew</text:span> (is the user interface. This corresponds to a SwiftUI View), </text:p>
      <text:p text:style-name="P17"><text:span text:style-name="T17">I</text:span><text:span text:style-name="T15">nteractor</text:span> (is a class that mediates between the presenter and the data. It takes direction from the presenter), </text:p>
      <text:p text:style-name="P17"><text:span text:style-name="T17">P</text:span><text:span text:style-name="T15">resenter</text:span> (is the “traffic cop” of the architecture, directing data between the view and interactor, taking user actions and calling to router to move the user between views), </text:p>
      <text:p text:style-name="P17"><text:span text:style-name="T17">E</text:span><text:span text:style-name="T15">ntity</text:span> (represents application data) and </text:p>
      <text:p text:style-name="P17"><text:span text:style-name="T17">R</text:span><text:span text:style-name="T15">outer</text:span> (handles navigation between screens. That’s different than it is in SwiftUI, where the view shows any new views).</text:p>
      <text:p text:style-name="P18">This architecture goes a step further by separating the view logic from the data model logic. Only the presenter talks to the view, and only the interactor talks to the model (entity). The presenter and interactor coordinate with each other. The presenter is concerned with display and user action, and the interactor is concerned with manipulating the data.</text:p>
      <text:p text:style-name="P18"/>
      <text:p text:style-name="P18"/>
      <text:p text:style-name="P18"/>
      <text:p text:style-name="P18">Sources:</text:p>
      <text:p text:style-name="P18"><text:a xlink:type="simple" xlink:href="https://www.geeksforgeeks.org/prototype-design-pattern/" text:style-name="Internet_20_link" text:visited-style-name="Visited_20_Internet_20_Link">https://www.geeksforgeeks.org/prototype-design-pattern/</text:a></text:p>
      <text:p text:style-name="P18"><text:a xlink:type="simple" xlink:href="https://www.raywenderlich.com/8440907-getting-started-with-the-viper-architecture-pattern" text:style-name="Internet_20_link" text:visited-style-name="Visited_20_Internet_20_Link">https://www.raywenderlich.com/8440907-getting-started-with-the-viper-architecture-pattern</text:a></text:p>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2-19T11:05:40.078846999</meta:creation-date>
    <dc:date>2021-12-22T14:50:01.750838927</dc:date>
    <meta:editing-duration>PT11H35M26S</meta:editing-duration>
    <meta:editing-cycles>19</meta:editing-cycles>
    <meta:generator>LibreOffice/7.2.4.1$MacOSX_X86_64 LibreOffice_project/27d75539669ac387bb498e35313b970b7fe9c4f9</meta:generator>
    <meta:document-statistic meta:table-count="0" meta:image-count="0" meta:object-count="0" meta:page-count="2" meta:paragraph-count="35" meta:word-count="645" meta:character-count="4462" meta:non-whitespace-character-count="3836"/>
  </office:meta>
</office:document-meta>
</file>